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aleDegreeConversions" style:family="table">
      <style:table-properties style:width="6.9271in" fo:margin-left="0in" fo:margin-right="-0.0021in" table:align="margins"/>
    </style:style>
    <style:style style:name="ScaleDegreeConversions.A" style:family="table-column">
      <style:table-column-properties style:column-width="1.1563in" style:rel-column-width="1665*"/>
    </style:style>
    <style:style style:name="ScaleDegreeConversions.B" style:family="table-column">
      <style:table-column-properties style:column-width="0.5743in" style:rel-column-width="827*"/>
    </style:style>
    <style:style style:name="ScaleDegreeConversions.C" style:family="table-column">
      <style:table-column-properties style:column-width="0.866in" style:rel-column-width="1247*"/>
    </style:style>
    <style:style style:name="ScaleDegreeConversions.D" style:family="table-column">
      <style:table-column-properties style:column-width="0.8653in" style:rel-column-width="1246*"/>
    </style:style>
    <style:style style:name="ScaleDegreeConversions.H" style:family="table-column">
      <style:table-column-properties style:column-width="0.8681in" style:rel-column-width="1250*"/>
    </style:style>
    <style:style style:name="ScaleDegreeConvers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caleDegreeConversions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ScaleDegreeConversions.H1" style:family="table-cell" style:data-style-name="N0">
      <style:table-cell-properties fo:padding="0.0382in" fo:border="0.0007in solid #000000"/>
    </style:style>
    <style:style style:name="ScaleDegreeConversions.A2" style:family="table-cell">
      <style:table-cell-properties fo:padding="0.0382in" fo:border-left="0.0007in solid #000000" fo:border-right="none" fo:border-top="none" fo:border-bottom="0.0007in solid #000000"/>
    </style:style>
    <style:style style:name="ScaleDegreeConversions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caleDegreeConversions.B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caleDegreeConversions.H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aleDegreeConversions" table:style-name="ScaleDegreeConversions">
        <table:table-column table:style-name="ScaleDegreeConversions.A"/>
        <table:table-column table:style-name="ScaleDegreeConversions.B"/>
        <table:table-column table:style-name="ScaleDegreeConversions.C"/>
        <table:table-column table:style-name="ScaleDegreeConversions.D"/>
        <table:table-column table:style-name="ScaleDegreeConversions.C"/>
        <table:table-column table:style-name="ScaleDegreeConversions.D"/>
        <table:table-column table:style-name="ScaleDegreeConversions.C"/>
        <table:table-column table:style-name="ScaleDegreeConversions.H"/>
        <table:table-row>
          <table:table-cell table:style-name="ScaleDegreeConversions.A1" office:value-type="string">
            <text:p text:style-name="Table_20_Contents">Scale Degree</text:p>
          </table:table-cell>
          <table:table-cell table:style-name="ScaleDegreeConversions.B1" office:value-type="float" office:value="1">
            <text:p text:style-name="Table_20_Contents">1</text:p>
          </table:table-cell>
          <table:table-cell table:style-name="ScaleDegreeConversions.B1" office:value-type="float" office:value="2">
            <text:p text:style-name="Table_20_Contents">2</text:p>
          </table:table-cell>
          <table:table-cell table:style-name="ScaleDegreeConversions.B1" office:value-type="float" office:value="3">
            <text:p text:style-name="Table_20_Contents">3</text:p>
          </table:table-cell>
          <table:table-cell table:style-name="ScaleDegreeConversions.B1" office:value-type="float" office:value="4">
            <text:p text:style-name="Table_20_Contents">4</text:p>
          </table:table-cell>
          <table:table-cell table:style-name="ScaleDegreeConversions.B1" office:value-type="float" office:value="5">
            <text:p text:style-name="Table_20_Contents">5</text:p>
          </table:table-cell>
          <table:table-cell table:style-name="ScaleDegreeConversions.B1" office:value-type="float" office:value="6">
            <text:p text:style-name="Table_20_Contents">6</text:p>
          </table:table-cell>
          <table:table-cell table:style-name="ScaleDegreeConversions.H1" office:value-type="float" office:value="7">
            <text:p text:style-name="Table_20_Contents">7</text:p>
          </table:table-cell>
        </table:table-row>
        <table:table-row>
          <table:table-cell table:style-name="ScaleDegreeConversions.A2" office:value-type="string">
            <text:p text:style-name="Table_20_Contents"/>
          </table:table-cell>
          <table:table-cell table:style-name="ScaleDegreeConversions.A2" office:value-type="string">
            <text:p text:style-name="Table_20_Contents"/>
          </table:table-cell>
          <table:table-cell table:style-name="ScaleDegreeConversions.A2" office:value-type="string">
            <text:p text:style-name="Table_20_Contents"/>
          </table:table-cell>
          <table:table-cell table:style-name="ScaleDegreeConversions.A2" office:value-type="string">
            <text:p text:style-name="Table_20_Contents"/>
          </table:table-cell>
          <table:table-cell table:style-name="ScaleDegreeConversions.A2" office:value-type="string">
            <text:p text:style-name="Table_20_Contents"/>
          </table:table-cell>
          <table:table-cell table:style-name="ScaleDegreeConversions.A2" office:value-type="string">
            <text:p text:style-name="Table_20_Contents"/>
          </table:table-cell>
          <table:table-cell table:style-name="ScaleDegreeConversions.A2" office:value-type="string">
            <text:p text:style-name="Table_20_Contents"/>
          </table:table-cell>
          <table:table-cell table:style-name="ScaleDegreeConversions.H2" office:value-type="string">
            <text:p text:style-name="Table_20_Contents"/>
          </table:table-cell>
        </table:table-row>
        <table:table-row>
          <table:table-cell table:style-name="ScaleDegreeConversions.A2" office:value-type="string">
            <text:p text:style-name="Table_20_Contents">C(#/b) Major</text:p>
          </table:table-cell>
          <table:table-cell table:style-name="ScaleDegreeConversions.A2" office:value-type="string">
            <text:p text:style-name="P1">C</text:p>
          </table:table-cell>
          <table:table-cell table:style-name="ScaleDegreeConversions.A2" office:value-type="string">
            <text:p text:style-name="P1">D</text:p>
          </table:table-cell>
          <table:table-cell table:style-name="ScaleDegreeConversions.A2" office:value-type="string">
            <text:p text:style-name="P1">E</text:p>
          </table:table-cell>
          <table:table-cell table:style-name="ScaleDegreeConversions.A2" office:value-type="string">
            <text:p text:style-name="P1">F</text:p>
          </table:table-cell>
          <table:table-cell table:style-name="ScaleDegreeConversions.A2" office:value-type="string">
            <text:p text:style-name="P1">G</text:p>
          </table:table-cell>
          <table:table-cell table:style-name="ScaleDegreeConversions.A2" office:value-type="string">
            <text:p text:style-name="P1">A</text:p>
          </table:table-cell>
          <table:table-cell table:style-name="ScaleDegreeConversions.H2" office:value-type="string">
            <text:p text:style-name="P1">B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0">
            <text:p text:style-name="P1">0</text:p>
          </table:table-cell>
          <table:table-cell table:style-name="ScaleDegreeConversions.B4" office:value-type="float" office:value="1">
            <text:p text:style-name="P1">1</text:p>
          </table:table-cell>
          <table:table-cell table:style-name="ScaleDegreeConversions.B4" office:value-type="float" office:value="2">
            <text:p text:style-name="P1">2</text:p>
          </table:table-cell>
          <table:table-cell table:style-name="ScaleDegreeConversions.B4" office:value-type="float" office:value="3">
            <text:p text:style-name="P1">3</text:p>
          </table:table-cell>
          <table:table-cell table:style-name="ScaleDegreeConversions.B4" office:value-type="float" office:value="4">
            <text:p text:style-name="P1">4</text:p>
          </table:table-cell>
          <table:table-cell table:style-name="ScaleDegreeConversions.B4" office:value-type="float" office:value="5">
            <text:p text:style-name="P1">5</text:p>
          </table:table-cell>
          <table:table-cell table:style-name="ScaleDegreeConversions.H4" office:value-type="float" office:value="6">
            <text:p text:style-name="P1">6</text:p>
          </table:table-cell>
        </table:table-row>
        <table:table-row>
          <table:table-cell table:style-name="ScaleDegreeConversions.A2" office:value-type="string">
            <text:p text:style-name="Table_20_Contents">D(b) Major</text:p>
          </table:table-cell>
          <table:table-cell table:style-name="ScaleDegreeConversions.A2" office:value-type="string">
            <text:p text:style-name="P1">D</text:p>
          </table:table-cell>
          <table:table-cell table:style-name="ScaleDegreeConversions.A2" office:value-type="string">
            <text:p text:style-name="P1">E</text:p>
          </table:table-cell>
          <table:table-cell table:style-name="ScaleDegreeConversions.A2" office:value-type="string">
            <text:p text:style-name="P1">F</text:p>
          </table:table-cell>
          <table:table-cell table:style-name="ScaleDegreeConversions.A2" office:value-type="string">
            <text:p text:style-name="P1">G</text:p>
          </table:table-cell>
          <table:table-cell table:style-name="ScaleDegreeConversions.A2" office:value-type="string">
            <text:p text:style-name="P1">A</text:p>
          </table:table-cell>
          <table:table-cell table:style-name="ScaleDegreeConversions.A2" office:value-type="string">
            <text:p text:style-name="P1">B</text:p>
          </table:table-cell>
          <table:table-cell table:style-name="ScaleDegreeConversions.H2" office:value-type="string">
            <text:p text:style-name="P1">C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1">
            <text:p text:style-name="P1">1</text:p>
          </table:table-cell>
          <table:table-cell table:style-name="ScaleDegreeConversions.B4" office:value-type="float" office:value="2">
            <text:p text:style-name="P1">2</text:p>
          </table:table-cell>
          <table:table-cell table:style-name="ScaleDegreeConversions.B4" office:value-type="float" office:value="3">
            <text:p text:style-name="P1">3</text:p>
          </table:table-cell>
          <table:table-cell table:style-name="ScaleDegreeConversions.B4" office:value-type="float" office:value="4">
            <text:p text:style-name="P1">4</text:p>
          </table:table-cell>
          <table:table-cell table:style-name="ScaleDegreeConversions.B4" office:value-type="float" office:value="5">
            <text:p text:style-name="P1">5</text:p>
          </table:table-cell>
          <table:table-cell table:style-name="ScaleDegreeConversions.B4" office:value-type="float" office:value="6">
            <text:p text:style-name="P1">6</text:p>
          </table:table-cell>
          <table:table-cell table:style-name="ScaleDegreeConversions.H4" office:value-type="float" office:value="0">
            <text:p text:style-name="P1">0</text:p>
          </table:table-cell>
        </table:table-row>
        <table:table-row>
          <table:table-cell table:style-name="ScaleDegreeConversions.A2" office:value-type="string">
            <text:p text:style-name="Table_20_Contents">E(b) Major</text:p>
          </table:table-cell>
          <table:table-cell table:style-name="ScaleDegreeConversions.A2" office:value-type="string">
            <text:p text:style-name="P1">E</text:p>
          </table:table-cell>
          <table:table-cell table:style-name="ScaleDegreeConversions.A2" office:value-type="string">
            <text:p text:style-name="P1">F</text:p>
          </table:table-cell>
          <table:table-cell table:style-name="ScaleDegreeConversions.A2" office:value-type="string">
            <text:p text:style-name="P1">G</text:p>
          </table:table-cell>
          <table:table-cell table:style-name="ScaleDegreeConversions.A2" office:value-type="string">
            <text:p text:style-name="P1">A</text:p>
          </table:table-cell>
          <table:table-cell table:style-name="ScaleDegreeConversions.A2" office:value-type="string">
            <text:p text:style-name="P1">B</text:p>
          </table:table-cell>
          <table:table-cell table:style-name="ScaleDegreeConversions.A2" office:value-type="string">
            <text:p text:style-name="P1">C</text:p>
          </table:table-cell>
          <table:table-cell table:style-name="ScaleDegreeConversions.H2" office:value-type="string">
            <text:p text:style-name="P1">D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2">
            <text:p text:style-name="P1">2</text:p>
          </table:table-cell>
          <table:table-cell table:style-name="ScaleDegreeConversions.B4" office:value-type="float" office:value="3">
            <text:p text:style-name="P1">3</text:p>
          </table:table-cell>
          <table:table-cell table:style-name="ScaleDegreeConversions.B4" office:value-type="float" office:value="4">
            <text:p text:style-name="P1">4</text:p>
          </table:table-cell>
          <table:table-cell table:style-name="ScaleDegreeConversions.B4" office:value-type="float" office:value="5">
            <text:p text:style-name="P1">5</text:p>
          </table:table-cell>
          <table:table-cell table:style-name="ScaleDegreeConversions.B4" office:value-type="float" office:value="6">
            <text:p text:style-name="P1">6</text:p>
          </table:table-cell>
          <table:table-cell table:style-name="ScaleDegreeConversions.B4" office:value-type="float" office:value="0">
            <text:p text:style-name="P1">0</text:p>
          </table:table-cell>
          <table:table-cell table:style-name="ScaleDegreeConversions.H4" office:value-type="float" office:value="1">
            <text:p text:style-name="P1">1</text:p>
          </table:table-cell>
        </table:table-row>
        <table:table-row>
          <table:table-cell table:style-name="ScaleDegreeConversions.A2" office:value-type="string">
            <text:p text:style-name="Table_20_Contents">F(#) Major</text:p>
          </table:table-cell>
          <table:table-cell table:style-name="ScaleDegreeConversions.A2" office:value-type="string">
            <text:p text:style-name="P1">F</text:p>
          </table:table-cell>
          <table:table-cell table:style-name="ScaleDegreeConversions.A2" office:value-type="string">
            <text:p text:style-name="P1">G</text:p>
          </table:table-cell>
          <table:table-cell table:style-name="ScaleDegreeConversions.A2" office:value-type="string">
            <text:p text:style-name="P1">A</text:p>
          </table:table-cell>
          <table:table-cell table:style-name="ScaleDegreeConversions.A2" office:value-type="string">
            <text:p text:style-name="P1">B</text:p>
          </table:table-cell>
          <table:table-cell table:style-name="ScaleDegreeConversions.A2" office:value-type="string">
            <text:p text:style-name="P1">C</text:p>
          </table:table-cell>
          <table:table-cell table:style-name="ScaleDegreeConversions.A2" office:value-type="string">
            <text:p text:style-name="P1">D</text:p>
          </table:table-cell>
          <table:table-cell table:style-name="ScaleDegreeConversions.H2" office:value-type="string">
            <text:p text:style-name="P1">E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3">
            <text:p text:style-name="P1">3</text:p>
          </table:table-cell>
          <table:table-cell table:style-name="ScaleDegreeConversions.B4" office:value-type="float" office:value="4">
            <text:p text:style-name="P1">4</text:p>
          </table:table-cell>
          <table:table-cell table:style-name="ScaleDegreeConversions.B4" office:value-type="float" office:value="5">
            <text:p text:style-name="P1">5</text:p>
          </table:table-cell>
          <table:table-cell table:style-name="ScaleDegreeConversions.B4" office:value-type="float" office:value="6">
            <text:p text:style-name="P1">6</text:p>
          </table:table-cell>
          <table:table-cell table:style-name="ScaleDegreeConversions.B4" office:value-type="float" office:value="0">
            <text:p text:style-name="P1">0</text:p>
          </table:table-cell>
          <table:table-cell table:style-name="ScaleDegreeConversions.B4" office:value-type="float" office:value="1">
            <text:p text:style-name="P1">1</text:p>
          </table:table-cell>
          <table:table-cell table:style-name="ScaleDegreeConversions.H4" office:value-type="float" office:value="2">
            <text:p text:style-name="P1">2</text:p>
          </table:table-cell>
        </table:table-row>
        <table:table-row>
          <table:table-cell table:style-name="ScaleDegreeConversions.A2" office:value-type="string">
            <text:p text:style-name="Table_20_Contents">G(b) Major</text:p>
          </table:table-cell>
          <table:table-cell table:style-name="ScaleDegreeConversions.A2" office:value-type="string">
            <text:p text:style-name="P1">G</text:p>
          </table:table-cell>
          <table:table-cell table:style-name="ScaleDegreeConversions.A2" office:value-type="string">
            <text:p text:style-name="P1">A</text:p>
          </table:table-cell>
          <table:table-cell table:style-name="ScaleDegreeConversions.A2" office:value-type="string">
            <text:p text:style-name="P1">B</text:p>
          </table:table-cell>
          <table:table-cell table:style-name="ScaleDegreeConversions.A2" office:value-type="string">
            <text:p text:style-name="P1">C</text:p>
          </table:table-cell>
          <table:table-cell table:style-name="ScaleDegreeConversions.A2" office:value-type="string">
            <text:p text:style-name="P1">D</text:p>
          </table:table-cell>
          <table:table-cell table:style-name="ScaleDegreeConversions.A2" office:value-type="string">
            <text:p text:style-name="P1">E</text:p>
          </table:table-cell>
          <table:table-cell table:style-name="ScaleDegreeConversions.H2" office:value-type="string">
            <text:p text:style-name="P1">F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4">
            <text:p text:style-name="P1">4</text:p>
          </table:table-cell>
          <table:table-cell table:style-name="ScaleDegreeConversions.B4" office:value-type="float" office:value="5">
            <text:p text:style-name="P1">5</text:p>
          </table:table-cell>
          <table:table-cell table:style-name="ScaleDegreeConversions.B4" office:value-type="float" office:value="6">
            <text:p text:style-name="P1">6</text:p>
          </table:table-cell>
          <table:table-cell table:style-name="ScaleDegreeConversions.B4" office:value-type="float" office:value="0">
            <text:p text:style-name="P1">0</text:p>
          </table:table-cell>
          <table:table-cell table:style-name="ScaleDegreeConversions.B4" office:value-type="float" office:value="1">
            <text:p text:style-name="P1">1</text:p>
          </table:table-cell>
          <table:table-cell table:style-name="ScaleDegreeConversions.B4" office:value-type="float" office:value="2">
            <text:p text:style-name="P1">2</text:p>
          </table:table-cell>
          <table:table-cell table:style-name="ScaleDegreeConversions.H4" office:value-type="float" office:value="3">
            <text:p text:style-name="P1">3</text:p>
          </table:table-cell>
        </table:table-row>
        <table:table-row>
          <table:table-cell table:style-name="ScaleDegreeConversions.A2" office:value-type="string">
            <text:p text:style-name="Table_20_Contents">A(b) Major</text:p>
          </table:table-cell>
          <table:table-cell table:style-name="ScaleDegreeConversions.A2" office:value-type="string">
            <text:p text:style-name="P1">A</text:p>
          </table:table-cell>
          <table:table-cell table:style-name="ScaleDegreeConversions.A2" office:value-type="string">
            <text:p text:style-name="P1">B</text:p>
          </table:table-cell>
          <table:table-cell table:style-name="ScaleDegreeConversions.A2" office:value-type="string">
            <text:p text:style-name="P1">C</text:p>
          </table:table-cell>
          <table:table-cell table:style-name="ScaleDegreeConversions.A2" office:value-type="string">
            <text:p text:style-name="P1">D</text:p>
          </table:table-cell>
          <table:table-cell table:style-name="ScaleDegreeConversions.A2" office:value-type="string">
            <text:p text:style-name="P1">E</text:p>
          </table:table-cell>
          <table:table-cell table:style-name="ScaleDegreeConversions.A2" office:value-type="string">
            <text:p text:style-name="P1">F</text:p>
          </table:table-cell>
          <table:table-cell table:style-name="ScaleDegreeConversions.H2" office:value-type="string">
            <text:p text:style-name="P1">G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5">
            <text:p text:style-name="P1">5</text:p>
          </table:table-cell>
          <table:table-cell table:style-name="ScaleDegreeConversions.B4" office:value-type="float" office:value="6">
            <text:p text:style-name="P1">6</text:p>
          </table:table-cell>
          <table:table-cell table:style-name="ScaleDegreeConversions.B4" office:value-type="float" office:value="0">
            <text:p text:style-name="P1">0</text:p>
          </table:table-cell>
          <table:table-cell table:style-name="ScaleDegreeConversions.B4" office:value-type="float" office:value="1">
            <text:p text:style-name="P1">1</text:p>
          </table:table-cell>
          <table:table-cell table:style-name="ScaleDegreeConversions.B4" office:value-type="float" office:value="2">
            <text:p text:style-name="P1">2</text:p>
          </table:table-cell>
          <table:table-cell table:style-name="ScaleDegreeConversions.B4" office:value-type="float" office:value="3">
            <text:p text:style-name="P1">3</text:p>
          </table:table-cell>
          <table:table-cell table:style-name="ScaleDegreeConversions.H4" office:value-type="float" office:value="4">
            <text:p text:style-name="P1">4</text:p>
          </table:table-cell>
        </table:table-row>
        <table:table-row>
          <table:table-cell table:style-name="ScaleDegreeConversions.A2" office:value-type="string">
            <text:p text:style-name="Table_20_Contents">B(b) Major</text:p>
          </table:table-cell>
          <table:table-cell table:style-name="ScaleDegreeConversions.A2" office:value-type="string">
            <text:p text:style-name="P1">B</text:p>
          </table:table-cell>
          <table:table-cell table:style-name="ScaleDegreeConversions.A2" office:value-type="string">
            <text:p text:style-name="P1">C</text:p>
          </table:table-cell>
          <table:table-cell table:style-name="ScaleDegreeConversions.A2" office:value-type="string">
            <text:p text:style-name="P1">D</text:p>
          </table:table-cell>
          <table:table-cell table:style-name="ScaleDegreeConversions.A2" office:value-type="string">
            <text:p text:style-name="P1">E</text:p>
          </table:table-cell>
          <table:table-cell table:style-name="ScaleDegreeConversions.A2" office:value-type="string">
            <text:p text:style-name="P1">F</text:p>
          </table:table-cell>
          <table:table-cell table:style-name="ScaleDegreeConversions.A2" office:value-type="string">
            <text:p text:style-name="P1">G</text:p>
          </table:table-cell>
          <table:table-cell table:style-name="ScaleDegreeConversions.H2" office:value-type="string">
            <text:p text:style-name="P1">A</text:p>
          </table:table-cell>
        </table:table-row>
        <table:table-row>
          <table:table-cell table:style-name="ScaleDegreeConversions.A2" office:value-type="string">
            <text:p text:style-name="Table_20_Contents">NoteIndex</text:p>
          </table:table-cell>
          <table:table-cell table:style-name="ScaleDegreeConversions.B4" office:value-type="float" office:value="6">
            <text:p text:style-name="P1">6</text:p>
          </table:table-cell>
          <table:table-cell table:style-name="ScaleDegreeConversions.B4" office:value-type="float" office:value="0">
            <text:p text:style-name="P1">0</text:p>
          </table:table-cell>
          <table:table-cell table:style-name="ScaleDegreeConversions.B4" office:value-type="float" office:value="1">
            <text:p text:style-name="P1">1</text:p>
          </table:table-cell>
          <table:table-cell table:style-name="ScaleDegreeConversions.B4" office:value-type="float" office:value="2">
            <text:p text:style-name="P1">2</text:p>
          </table:table-cell>
          <table:table-cell table:style-name="ScaleDegreeConversions.B4" office:value-type="float" office:value="3">
            <text:p text:style-name="P1">3</text:p>
          </table:table-cell>
          <table:table-cell table:style-name="ScaleDegreeConversions.B4" office:value-type="float" office:value="4">
            <text:p text:style-name="P1">4</text:p>
          </table:table-cell>
          <table:table-cell table:style-name="ScaleDegreeConversions.H4" office:value-type="float" office:value="5">
            <text:p text:style-name="P1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Ensminger</meta:initial-creator>
    <meta:creation-date>2011-10-20T12:22:22.13</meta:creation-date>
    <meta:document-statistic meta:table-count="1" meta:image-count="0" meta:object-count="0" meta:page-count="1" meta:paragraph-count="120" meta:word-count="128" meta:character-count="252"/>
    <dc:date>2011-10-20T12:32:59.91</dc:date>
    <dc:creator>Jon Ensminger</dc:creator>
    <meta:editing-duration>PT10M43S</meta:editing-duration>
    <meta:editing-cycles>1</meta:editing-cycles>
    <meta:generator>OpenOffice.org/3.3$Win32 OpenOffice.org_project/330m20$Build-9567</meta:generator>
  </office:meta>
</office:document-meta>
</file>